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214" officeooo:paragraph-rsid="00149214"/>
    </style:style>
    <style:style style:name="P2" style:family="paragraph" style:parent-style-name="Standard">
      <style:text-properties officeooo:rsid="001621b4" officeooo:paragraph-rsid="001621b4"/>
    </style:style>
    <style:style style:name="P3" style:family="paragraph" style:parent-style-name="Standard">
      <style:text-properties officeooo:paragraph-rsid="00149214"/>
    </style:style>
    <style:style style:name="T1" style:family="text">
      <style:text-properties officeooo:rsid="001492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Gripper:</text:span></text:p>
      <text:p text:style-name="P1">Fremgangsmetode til test af styrke på fingrer. <text:line-break/>Metode ligger på github. <text:line-break/>Forstærket låg.</text:p>
      <text:p text:style-name="P1">Silikone smørrefedt bestilt.</text:p>
      <text:p text:style-name="P1"/>
      <text:p text:style-name="P1">GUI:</text:p>
      <text:p text:style-name="P1">AI træk fungerer I GUI måske…</text:p>
      <text:p text:style-name="P1">Pascal kan connecte med database</text:p>
      <text:p text:style-name="P1">Winscreen</text:p>
      <text:p text:style-name="P1">Konge fungerer ordentligt</text:p>
      <text:p text:style-name="P1">Optimering og debugging</text:p>
      <text:p text:style-name="P1"/>
      <text:p text:style-name="P1">Vision:</text:p>
      <text:p text:style-name="P1">circleDetection og cornerDetection virker individuelt</text:p>
      <text:p text:style-name="P1">Program ændret til at billedopløsning ikke bliver komprimeret på nogen af programmerne</text:p>
      <text:p text:style-name="P1">Fundet ud af eventuelle problemer: chessBoard-funktion virker ikke med brikker på</text:p>
      <text:p text:style-name="P1">circleDetection: Optimalt med stor kontrast mellem brik og felt</text:p>
      <text:p text:style-name="P1">chessboardDetection: Optimalt når der ikke ligger brikker på</text:p>
      <text:p text:style-name="P1"/>
      <text:p text:style-name="P1">Robot:</text:p>
      <text:p text:style-name="P2">Ikke nogle ændringer</text:p>
      <text:p text:style-name="P2"/>
      <text:p text:style-name="P2">Dam-kode:</text:p>
      <text:p text:style-name="P2">Ingen ændringer</text:p>
      <text:p text:style-name="P2"/>
      <text:p text:style-name="P2">Database:</text:p>
      <text:p text:style-name="P2">Pascal du må liige skrive her hvis du har noge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53:41.662207781</meta:creation-date>
    <dc:date>2024-04-05T15:08:57.510286322</dc:date>
    <meta:editing-duration>PT1H3M15S</meta:editing-duration>
    <meta:editing-cycles>1</meta:editing-cycles>
    <meta:document-statistic meta:table-count="0" meta:image-count="0" meta:object-count="0" meta:page-count="1" meta:paragraph-count="21" meta:word-count="100" meta:character-count="703" meta:non-whitespace-character-count="622"/>
    <meta:generator>LibreOffice/7.3.7.2$Linux_X86_64 LibreOffice_project/30$Build-2</meta:generator>
  </office:meta>
</office:document-meta>
</file>